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5e8ac7"/>
    </style:style>
    <style:style style:name="T5" style:family="text">
      <style:text-properties fo:color="#ce181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333333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5e8ac7" fo:font-size="22pt" style:font-size-asian="22pt" style:font-size-complex="22pt"/>
    </style:style>
    <style:style style:name="T10" style:family="text">
      <style:text-properties fo:color="#ce181e" fo:font-size="22pt" style:font-size-asian="22pt" style:font-size-complex="22pt"/>
    </style:style>
    <style:style style:name="T11" style:family="text">
      <style:text-properties fo:color="#333333" fo:font-size="22pt" style:font-size-asian="22pt" style:font-size-complex="22pt"/>
    </style:style>
    <style:style style:name="T1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Arquivos Makefile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Compilação profissional de program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1">curso sobre compilação profissional com arquivos Makefile</text:span>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p text:style-name="P3"><text:span text:style-name="T2">Este curso é um oferecimento do Grupo de programação aplicada à geofísica (GPGEOF - UFPA). </text:span></text:p>
            <text:p text:style-name="P3"><text:span text:style-name="T2">Todo o material do curso foi produzido com objetivo educacional e pode ser reproduzido livremente.</text:span></text:p>
            <text:p text:style-name="P4"><text:span text:style-name="T1"/></text:p>
            <text:p text:style-name="P3"><text:span text:style-name="T2">Se inscreva no nosso canal no Youtube:</text:span></text:p>
            <text:p text:style-name="P3"><text:span text:style-name="T3">https://www.youtube.com/channel/UCi5XD5PCQtPrIRD0H_GJvag </text:span></text:p>
            <text:p text:style-name="P3"><text:span text:style-name="T3"/></text:p>
            <text:p text:style-name="P3"><text:span text:style-name="T2">Códigos disponíveis no Github:</text:span></text:p>
            <text:p text:style-name="P3"><text:span text:style-name="T3">https://www.github.com/Dirack</text:span></text:p>
            <text:p text:style-name="P3"><text:span text:style-name="T2"/></text:p>
            <text:p text:style-name="P3"><text:span text:style-name="T2">Prof.: Rodolfo André Cardoso Neves (Dirack)</text:span></text:p>
            <text:p text:style-name="P3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1">ÍNDICE</text:span></text:p>
          </draw:text-box>
        </draw:frame>
        <draw:frame presentation:style-name="pr5" draw:layer="layout" svg:width="24cm" svg:height="12.18cm" svg:x="2cm" svg:y="6cm" presentation:class="outline">
          <draw:text-box>
            <text:p text:style-name="P3"><text:span text:style-name="T1"/></text:p>
            <text:p text:style-name="P4"><text:span text:style-name="T1">1. Apresentação sobre Makefile e Olá mundo! </text:span></text:p>
            <text:p text:style-name="P4"><text:span text:style-name="T1">2. Alvo ‘all’ e ‘make alvo’</text:span></text:p>
            <text:p text:style-name="P4"><text:span text:style-name="T1">3. Dependências</text:span></text:p>
            <text:p text:style-name="P4"><text:span text:style-name="T1">4. 3 Perguntas Makefile</text:span></text:p>
            <text:p text:style-name="P4"><text:span text:style-name="T1">5. Compilando módulos</text:span></text:p>
            <text:p text:style-name="P4"><text:span text:style-name="T1">6. Remover arquivos com ‘make clean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mpilação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inguagem compilada x Linguagem Interpretada.</text:p>
              </text:list-item>
              <text:list-item>
                <text:p>A máquina não entende português!</text:p>
              </text:list-item>
              <text:list-item>
                <text:p>Verificação de erros de sintaxe</text:p>
              </text:list-item>
              <text:list-item>
                <text:p>Erros de lógica? (Infelizmente não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akefi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iretivas de compilação.</text:p>
              </text:list-item>
              <text:list-item>
                <text:p>Tabulação.</text:p>
              </text:list-item>
              <text:list-item>
                <text:p>Baseado em ‘Regras’ (‘alvo’, ‘dependência’ e ‘ação’).</text:p>
                <text:p/>
                <text:p><text:span text:style-name="T4">teste.x</text:span>:<text:tab/> <text:s text:c="7"/>teste.f90</text:p>
                <text:p><text:s text:c="8"/><text:span text:style-name="T5">gfortran teste.f90 -o teste.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lvo ‘all’ e ‘make alvo’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 alvo ‘all’ tem prioridade na execução.</text:p>
              </text:list-item>
              <text:list-item>
                <text:p>Basta digitar ‘make’ para executar ‘all’</text:p>
              </text:list-item>
              <text:list-item>
                <text:p>@ serve para execução silenciosa</text:p>
                <text:p/>
                <text:p># Exibir mensagem na tela</text:p>
                <text:p><text:span text:style-name="T4">all:</text:span></text:p>
                <text:p><text:s text:c="8"/><text:span text:style-name="T5">@echo “Olá mundo, Makefile!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pendênci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ma dependência é executada antes</text:p>
              </text:list-item>
              <text:list-item>
                <text:p>Exemplo, primeiro exibe ‘mensagem’ depois executa ‘all’ (Pois <text:span text:style-name="T6">‘all’ depende de ‘mensagem’</text:span>):</text:p>
                <text:p><text:span text:style-name="T4">all</text:span>:<text:tab/> <text:s text:c="7"/>mensagem</text:p>
                <text:p><text:s text:c="8"/><text:span text:style-name="T5">@echo “Executando alvo ‘all’...”</text:span></text:p>
                <text:p><text:span text:style-name="T4">mensagem:</text:span></text:p>
                <text:p><text:s text:c="8"/><text:span text:style-name="T5">@echo “Exibindo mensagem...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3 Perguntas Makefi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lvo: O que será produzido?</text:p>
              </text:list-item>
              <text:list-item>
                <text:p>Dependência: Do que eu preciso para produzir o Alvo?</text:p>
              </text:list-item>
              <text:list-item>
                <text:p>Comando: Como, a partir da Dependência, vou produzir o Alvo?</text:p>
                <text:p/>
                <text:p><text:span text:style-name="T4">Alvo</text:span>:<text:tab/> <text:s text:c="7"/>Dependência</text:p>
                <text:p><text:s text:c="8"/><text:span text:style-name="T5">Coman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ompilando programa com dependência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4">programa.x</text:span>:<text:tab/> <text:s text:c="7"/>programa.f90 modulo.o</text:p>
                <text:p><text:s text:c="8"/><text:span text:style-name="T5">gfortran modulo.o programa.f90 -o programa.x</text:span></text:p>
                <text:p><text:span text:style-name="T4">modulo.o:</text:span><text:span text:style-name="T5"><text:tab/></text:span><text:span text:style-name="T5"> <text:s text:c="7"/></text:span><text:span text:style-name="T7">modulo.f90</text:span></text:p>
                <text:p><text:s text:c="8"/><text:span text:style-name="T5">gfortran -c modulo.f90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1">Remover arquivos com ‘make clean’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 alvo ‘clean’ é utilizado para a remoção de arquivos desnecessários</text:p>
              </text:list-item>
              <text:list-item>
                <text:p>Não é necessário dependência, basta chamar ‘make clean’</text:p>
                <text:p/>
                <text:p><text:span text:style-name="T4">clean:</text:span><text:span text:style-name="T5"><text:tab/></text:span><text:span text:style-name="T5"> <text:s text:c="7"/></text:span></text:p>
                <text:p><text:s text:c="8"/><text:span text:style-name="T5">rm *.o</text:span></text:p>
                <text:list>
                  <text:list-item>
                    <text:list>
                      <text:list-header>
                        <text:p><text:span text:style-name="T5">rm *.mod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24.599cm" svg:height="3.507cm" svg:x="2cm" svg:y="0.836cm" presentation:class="title" presentation:user-transformed="true">
          <draw:text-box>
            <text:p><text:span text:style-name="T1">Opções de compilação (Flags)</text:span></text:p>
          </draw:text-box>
        </draw:frame>
        <draw:frame presentation:style-name="pr5" draw:text-style-name="P6" draw:layer="layout" svg:width="24cm" svg:height="12.18cm" svg:x="2cm" svg:y="6cm" presentation:class="outline">
          <draw:text-box>
            <text:list text:style-name="L3">
              <text:list-item>
                <text:p><text:span text:style-name="T8">-c &lt;arquivo&gt; # Compilar &lt;arquivo&gt;</text:span></text:p>
              </text:list-item>
              <text:list-item>
                <text:p><text:span text:style-name="T8">-o &lt;arquivo&gt; # Direcionar a saída para &lt;arquivo&gt;</text:span></text:p>
              </text:list-item>
              <text:list-item>
                <text:p><text:span text:style-name="T8">-J &lt;diretório&gt; # Direcionar .mod para &lt;diretório&gt;</text:span></text:p>
              </text:list-item>
              <text:list-item>
                <text:p><text:span text:style-name="T8">-I &lt;diretório&gt; # Buscar módulos em &lt;diretório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24.599cm" svg:height="3.507cm" svg:x="2cm" svg:y="0.836cm" presentation:class="title" presentation:user-transformed="true">
          <draw:text-box>
            <text:p><text:span text:style-name="T1">Variáveis e Máscaras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tribuir valor a uma variável e utilizar:</text:p>
                <text:p/>
                <text:p><text:span text:style-name="T8">SRC = ./src</text:span></text:p>
                <text:p><text:span text:style-name="T8">OBJ = ./obj</text:span></text:p>
                <text:p><text:span text:style-name="T9">$(OBJ)/modulo.o:</text:span><text:span text:style-name="T10"><text:tab/></text:span><text:span text:style-name="T10"> <text:s text:c="7"/></text:span><text:span text:style-name="T11">$(SRC)/modulo.f90</text:span></text:p>
                <text:p><text:span text:style-name="T12"><text:s text:c="8"/></text:span><text:span text:style-name="T10">gfortran -c $(SRC)/modulo.f90 -o $(OBJ)/modulo.o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1">Variáveis e Máscaras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áscaras representam:</text:p>
                <text:p>$&lt;<text:tab/># A primeira dependência</text:p>
                <text:p>$@<text:tab/># O Alvo</text:p>
                <text:p>*.o<text:tab/># Qualquer .o no comando</text:p>
                <text:p>%.o<text:tab/># Qualquer .o no alvo ou dependênc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1">Wildcard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tilizar a máscara ‘*’ e substituir a extensão nos valores armazenados na variável:</text:p>
                <text:p/>
                <text:p># Todos os arquivos .f90 da pasta ‘src’</text:p>
                <text:p>SRC = $(wildcard ./src/*.f90) </text:p>
                <text:p># Troca a extensão .f90 por .o</text:p>
                <text:p>OBJ = $(SRC:.f90=.o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5:11:48.162431492</meta:creation-date>
    <meta:editing-duration>PT1H23M23S</meta:editing-duration>
    <meta:editing-cycles>34</meta:editing-cycles>
    <meta:generator>LibreOffice/5.4.6.2$Linux_X86_64 LibreOffice_project/40m0$Build-2</meta:generator>
    <dc:date>2019-07-18T20:20:51.421262893</dc:date>
    <meta:document-statistic meta:object-count="9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